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6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7.191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5.971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Anointed Bul-thaurs x3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nointed Bul-thaurs x3 1</text:p>
          </table:table-cell>
          <table:table-cell office:value-type="string">
            <text:p>Anointed Bul-thaurs x3 2</text:p>
          </table:table-cell>
          <table:table-cell table:number-columns-repeated="4"/>
        </table:table-row>
        <table:table-row table:style-name="ro2">
          <table:table-cell office:value-type="string">
            <text:p>Anointed Bul-thaurs x3 Casque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nointed Bul-thaurs x3 1</text:p>
          </table:table-cell>
          <table:table-cell office:value-type="string">
            <text:p>Anointed Bul-thaurs x3 2</text:p>
          </table:table-cell>
          <table:table-cell table:number-columns-repeated="4"/>
        </table:table-row>
        <table:table-row table:style-name="ro2">
          <table:table-cell office:value-type="string">
            <text:p>Assur on Great Taurus</text:p>
          </table:table-cell>
          <table:table-cell office:value-type="currency" office:currency="EUR" office:value="44">
            <text:p>44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ssur on Great Taurus 1</text:p>
          </table:table-cell>
          <table:table-cell table:number-columns-repeated="5"/>
        </table:table-row>
        <table:table-row table:style-name="ro2">
          <table:table-cell office:value-type="string">
            <text:p>Assur on Great Taurus Scenique</text:p>
          </table:table-cell>
          <table:table-cell office:value-type="currency" office:currency="EUR" office:value="61">
            <text:p>61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ssur on Great Taurus 1</text:p>
          </table:table-cell>
          <table:table-cell table:number-columns-repeated="5"/>
        </table:table-row>
        <table:table-row table:style-name="ro2">
          <table:table-cell office:value-type="string">
            <text:p>Assur on Great Taurus Wings</text:p>
          </table:table-cell>
          <table:table-cell office:value-type="currency" office:currency="EUR" office:value="61">
            <text:p>61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ssur on Great Taurus 1</text:p>
          </table:table-cell>
          <table:table-cell table:number-columns-repeated="5"/>
        </table:table-row>
        <table:table-row table:style-name="ro2">
          <table:table-cell office:value-type="string">
            <text:p>Assur on Great Taurus Wings Scenique</text:p>
          </table:table-cell>
          <table:table-cell office:value-type="currency" office:currency="EUR" office:value="78">
            <text:p>78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ssur on Great Taurus 1</text:p>
          </table:table-cell>
          <table:table-cell table:number-columns-repeated="5"/>
        </table:table-row>
        <table:table-row table:style-name="ro2">
          <table:table-cell office:value-type="string">
            <text:p>Assur on Taurus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ssur on Taurus 1</text:p>
          </table:table-cell>
          <table:table-cell table:number-columns-repeated="5"/>
        </table:table-row>
        <table:table-row table:style-name="ro2">
          <table:table-cell office:value-type="string">
            <text:p>Assur, The God King on Palanquin</text:p>
          </table:table-cell>
          <table:table-cell office:value-type="currency" office:currency="EUR" office:value="65">
            <text:p>65,00 €</text:p>
          </table:table-cell>
          <table:table-cell office:value-type="string">
            <text:p>150x100 mm</text:p>
          </table:table-cell>
          <table:table-cell office:value-type="string">
            <text:p>170x105 mm</text:p>
          </table:table-cell>
          <table:table-cell office:value-type="string">
            <text:p>Assur, The God King on Palanquin 1</text:p>
          </table:table-cell>
          <table:table-cell table:number-columns-repeated="5"/>
        </table:table-row>
        <table:table-row table:style-name="ro1">
          <table:table-cell office:value-type="string">
            <text:p>Berserker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Berserker Etat-Major 1</text:p>
          </table:table-cell>
          <table:table-cell table:number-columns-repeated="5"/>
        </table:table-row>
        <table:table-row table:style-name="ro1">
          <table:table-cell office:value-type="string">
            <text:p>Berserkers Unit x10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Berserkers Unit x10 1</text:p>
          </table:table-cell>
          <table:table-cell office:value-type="string">
            <text:p>Berserkers Unit x10 2</text:p>
          </table:table-cell>
          <table:table-cell table:number-columns-repeated="4"/>
        </table:table-row>
        <table:table-row table:style-name="ro1">
          <table:table-cell office:value-type="string">
            <text:p>Berserkers Unit x5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Berserkers Unit x5 1</text:p>
          </table:table-cell>
          <table:table-cell office:value-type="string">
            <text:p>Berserkers Unit x5 2</text:p>
          </table:table-cell>
          <table:table-cell table:number-columns-repeated="4"/>
        </table:table-row>
        <table:table-row table:style-name="ro2">
          <table:table-cell office:value-type="string">
            <text:p>Bul-thaur Hero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Bul-thaur Hero 1</text:p>
          </table:table-cell>
          <table:table-cell table:number-columns-repeated="5"/>
        </table:table-row>
        <table:table-row table:style-name="ro2">
          <table:table-cell office:value-type="string">
            <text:p>Bul-thaurs x5</text:p>
          </table:table-cell>
          <table:table-cell office:value-type="currency" office:currency="EUR" office:value="39">
            <text:p>39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Bul-thaurs x5 1</text:p>
          </table:table-cell>
          <table:table-cell table:number-columns-repeated="5"/>
        </table:table-row>
        <table:table-row table:style-name="ro1">
          <table:table-cell office:value-type="string">
            <text:p>Death Guard with Arquebuses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Death Guard with Arquebuses Etat-Major 1</text:p>
          </table:table-cell>
          <table:table-cell table:number-columns-repeated="5"/>
        </table:table-row>
        <table:table-row table:style-name="ro1">
          <table:table-cell office:value-type="string">
            <text:p>Death Guard with Arquebuses x10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Death Guard with Arquebuses x10 1</text:p>
          </table:table-cell>
          <table:table-cell office:value-type="string">
            <text:p>Death Guard with Arquebuses x10 2</text:p>
          </table:table-cell>
          <table:table-cell table:number-columns-repeated="4"/>
        </table:table-row>
        <table:table-row table:style-name="ro2">
          <table:table-cell office:value-type="string">
            <text:p>Elite Guard Commander on Bull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50x50 mm</text:p>
          </table:table-cell>
          <table:table-cell office:value-type="string">
            <text:p>90x52 mm</text:p>
          </table:table-cell>
          <table:table-cell office:value-type="string">
            <text:p>Elite Guard Commander on Bull 1</text:p>
          </table:table-cell>
          <table:table-cell table:number-columns-repeated="5"/>
        </table:table-row>
        <table:table-row table:style-name="ro2">
          <table:table-cell office:value-type="string">
            <text:p>Elite Guard Commander on Bull Scenique</text:p>
          </table:table-cell>
          <table:table-cell office:value-type="currency" office:currency="EUR" office:value="28">
            <text:p>28,00 €</text:p>
          </table:table-cell>
          <table:table-cell office:value-type="string">
            <text:p>50x50 mm</text:p>
          </table:table-cell>
          <table:table-cell office:value-type="string">
            <text:p>90x52 mm</text:p>
          </table:table-cell>
          <table:table-cell office:value-type="string">
            <text:p>Elite Guard Commander on Bull 1</text:p>
          </table:table-cell>
          <table:table-cell table:number-columns-repeated="5"/>
        </table:table-row>
        <table:table-row table:style-name="ro1">
          <table:table-cell office:value-type="string">
            <text:p>Elite Guard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Elite Guard Etat-Major 1</text:p>
          </table:table-cell>
          <table:table-cell table:number-columns-repeated="5"/>
        </table:table-row>
        <table:table-row table:style-name="ro1">
          <table:table-cell office:value-type="string">
            <text:p>Elite Guard x10</text:p>
          </table:table-cell>
          <table:table-cell office:value-type="currency" office:currency="EUR" office:value="21">
            <text:p>21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Elite Guard x10 1</text:p>
          </table:table-cell>
          <table:table-cell office:value-type="string">
            <text:p>Elite Guard x10 2</text:p>
          </table:table-cell>
          <table:table-cell table:number-columns-repeated="4"/>
        </table:table-row>
        <table:table-row table:style-name="ro2">
          <table:table-cell office:value-type="string">
            <text:p>Hurgroth, Bul-thaur Hero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Hurgroth, Bul-thaur Hero 1</text:p>
          </table:table-cell>
          <table:table-cell office:value-type="string">
            <text:p>Hurgroth, Bul-thaur Hero 2</text:p>
          </table:table-cell>
          <table:table-cell table:number-columns-repeated="4"/>
        </table:table-row>
        <table:table-row table:style-name="ro2">
          <table:table-cell office:value-type="string">
            <text:p>Hurgroth, Bul-thaur Hero Casque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Hurgroth, Bul-thaur Hero 1</text:p>
          </table:table-cell>
          <table:table-cell office:value-type="string">
            <text:p>Hurgroth, Bul-thaur Hero 2</text:p>
          </table:table-cell>
          <table:table-cell table:number-columns-repeated="4"/>
        </table:table-row>
        <table:table-row table:style-name="ro2">
          <table:table-cell office:value-type="string">
            <text:p>Hurgroth, Bul-thaur Hero Scenique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Hurgroth, Bul-thaur Hero 1</text:p>
          </table:table-cell>
          <table:table-cell office:value-type="string">
            <text:p>Hurgroth, Bul-thaur Hero 2</text:p>
          </table:table-cell>
          <table:table-cell table:number-columns-repeated="4"/>
        </table:table-row>
        <table:table-row table:style-name="ro1">
          <table:table-cell office:value-type="string">
            <text:p>Immortel Etat-Majo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Immortel Etat-Major 1</text:p>
          </table:table-cell>
          <table:table-cell table:number-columns-repeated="5"/>
        </table:table-row>
        <table:table-row table:style-name="ro1">
          <table:table-cell office:value-type="string">
            <text:p>Immortel x10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Immortel x10 1</text:p>
          </table:table-cell>
          <table:table-cell table:number-columns-repeated="5"/>
        </table:table-row>
        <table:table-row table:style-name="ro2">
          <table:table-cell office:value-type="string">
            <text:p>Magma Thrower</text:p>
          </table:table-cell>
          <table:table-cell office:value-type="currency" office:currency="EUR" office:value="40">
            <text:p>40,00 €</text:p>
          </table:table-cell>
          <table:table-cell/>
          <table:table-cell office:value-type="string">
            <text:p>120x92 mm</text:p>
          </table:table-cell>
          <table:table-cell office:value-type="string">
            <text:p>Magma Thrower 1</text:p>
          </table:table-cell>
          <table:table-cell office:value-type="string">
            <text:p>Magma Thrower 2</text:p>
          </table:table-cell>
          <table:table-cell table:number-columns-repeated="4"/>
        </table:table-row>
        <table:table-row table:style-name="ro2">
          <table:table-cell office:value-type="string">
            <text:p>Magma Thrower Scenique</text:p>
          </table:table-cell>
          <table:table-cell office:value-type="currency" office:currency="EUR" office:value="45">
            <text:p>45,00 €</text:p>
          </table:table-cell>
          <table:table-cell/>
          <table:table-cell office:value-type="string">
            <text:p>120x92 mm</text:p>
          </table:table-cell>
          <table:table-cell office:value-type="string">
            <text:p>Magma Thrower 1</text:p>
          </table:table-cell>
          <table:table-cell office:value-type="string">
            <text:p>Magma Thrower 2</text:p>
          </table:table-cell>
          <table:table-cell table:number-columns-repeated="4"/>
        </table:table-row>
        <table:table-row table:style-name="ro2">
          <table:table-cell office:value-type="string">
            <text:p>Magmhorin Devastator Taille 0,7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150x100 mm</text:p>
          </table:table-cell>
          <table:table-cell office:value-type="string">
            <text:p>170x105 mm</text:p>
          </table:table-cell>
          <table:table-cell office:value-type="string">
            <text:p>Magmhorin Devastator Taille 0,7 1</text:p>
          </table:table-cell>
          <table:table-cell office:value-type="string">
            <text:p>Magmhorin Devastator Taille 0,7 2</text:p>
          </table:table-cell>
          <table:table-cell table:number-columns-repeated="4"/>
        </table:table-row>
        <table:table-row table:style-name="ro2">
          <table:table-cell office:value-type="string">
            <text:p>Magmhorin Devastator Taille 0,7 Scenique</text:p>
          </table:table-cell>
          <table:table-cell office:value-type="currency" office:currency="EUR" office:value="70">
            <text:p>70,00 €</text:p>
          </table:table-cell>
          <table:table-cell office:value-type="string">
            <text:p>150x100 mm</text:p>
          </table:table-cell>
          <table:table-cell office:value-type="string">
            <text:p>170x105 mm</text:p>
          </table:table-cell>
          <table:table-cell office:value-type="string">
            <text:p>Magmhorin Devastator Taille 0,7 1</text:p>
          </table:table-cell>
          <table:table-cell office:value-type="string">
            <text:p>Magmhorin Devastator Taille 0,7 2</text:p>
          </table:table-cell>
          <table:table-cell table:number-columns-repeated="4"/>
        </table:table-row>
        <table:table-row table:style-name="ro1">
          <table:table-cell office:value-type="string">
            <text:p>Magmhorin Mercenary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50x50 mm</text:p>
          </table:table-cell>
          <table:table-cell office:value-type="string">
            <text:p>25 mm</text:p>
          </table:table-cell>
          <table:table-cell office:value-type="string">
            <text:p>Magmhorin Mercenary 1</text:p>
          </table:table-cell>
          <table:table-cell table:number-columns-repeated="5"/>
        </table:table-row>
        <table:table-row table:style-name="ro1">
          <table:table-cell office:value-type="string">
            <text:p>Magmhorin Warriors x10</text:p>
          </table:table-cell>
          <table:table-cell office:value-type="currency" office:currency="EUR" office:value="26">
            <text:p>26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agmhorin Warriors x10 1</text:p>
          </table:table-cell>
          <table:table-cell table:number-columns-repeated="5"/>
        </table:table-row>
        <table:table-row table:style-name="ro1">
          <table:table-cell office:value-type="string">
            <text:p>Magmhorin-sorcerer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agmhorin-sorcerer 1</text:p>
          </table:table-cell>
          <table:table-cell table:number-columns-repeated="5"/>
        </table:table-row>
        <table:table-row table:style-name="ro1">
          <table:table-cell office:value-type="string">
            <text:p>Magmhôrim Slave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40x40 mm</text:p>
          </table:table-cell>
          <table:table-cell office:value-type="string">
            <text:p>40 mm</text:p>
          </table:table-cell>
          <table:table-cell office:value-type="string">
            <text:p>Magmhôrim Slaver 1</text:p>
          </table:table-cell>
          <table:table-cell table:number-columns-repeated="5"/>
        </table:table-row>
        <table:table-row table:style-name="ro1">
          <table:table-cell office:value-type="string">
            <text:p>Magmhôrim Standard Bearer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agmhôrim Standard Bearer 1</text:p>
          </table:table-cell>
          <table:table-cell table:number-columns-repeated="5"/>
        </table:table-row>
        <table:table-row table:style-name="ro2">
          <table:table-cell office:value-type="string">
            <text:p>Magmhôrin Balista</text:p>
          </table:table-cell>
          <table:table-cell office:value-type="currency" office:currency="EUR" office:value="60">
            <text:p>60,00 €</text:p>
          </table:table-cell>
          <table:table-cell/>
          <table:table-cell office:value-type="string">
            <text:p>120x92 mm</text:p>
          </table:table-cell>
          <table:table-cell office:value-type="string">
            <text:p>Magmhôrin Balista 1</text:p>
          </table:table-cell>
          <table:table-cell office:value-type="string">
            <text:p>Magmhôrin Balista 2</text:p>
          </table:table-cell>
          <table:table-cell table:number-columns-repeated="4"/>
        </table:table-row>
        <table:table-row table:style-name="ro2">
          <table:table-cell office:value-type="string">
            <text:p>Magmhôrin Chariots V1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Magmhôrin Chariots 1</text:p>
          </table:table-cell>
          <table:table-cell office:value-type="string">
            <text:p>Magmhôrin Chariots 2</text:p>
          </table:table-cell>
          <table:table-cell table:number-columns-repeated="4"/>
        </table:table-row>
        <table:table-row table:style-name="ro2">
          <table:table-cell office:value-type="string">
            <text:p>Magmhôrin Chariots V1 Scenique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Magmhôrin Chariots 1</text:p>
          </table:table-cell>
          <table:table-cell office:value-type="string">
            <text:p>Magmhôrin Chariots 2</text:p>
          </table:table-cell>
          <table:table-cell table:number-columns-repeated="4"/>
        </table:table-row>
        <table:table-row table:style-name="ro2">
          <table:table-cell office:value-type="string">
            <text:p>Magmhôrin Chariots V2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Magmhôrin Chariots 1</text:p>
          </table:table-cell>
          <table:table-cell office:value-type="string">
            <text:p>Magmhôrin Chariots 2</text:p>
          </table:table-cell>
          <table:table-cell table:number-columns-repeated="4"/>
        </table:table-row>
        <table:table-row table:style-name="ro2">
          <table:table-cell office:value-type="string">
            <text:p>Magmhôrin Chariots V2 Scenique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Magmhôrin Chariots 1</text:p>
          </table:table-cell>
          <table:table-cell office:value-type="string">
            <text:p>Magmhôrin Chariots 2</text:p>
          </table:table-cell>
          <table:table-cell table:number-columns-repeated="4"/>
        </table:table-row>
        <table:table-row table:style-name="ro2">
          <table:table-cell office:value-type="string">
            <text:p>Magmhôrin Golems x3</text:p>
          </table:table-cell>
          <table:table-cell office:value-type="currency" office:currency="EUR" office:value="31">
            <text:p>31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Magmhôrin Golems x3 1</text:p>
          </table:table-cell>
          <table:table-cell table:number-columns-repeated="5"/>
        </table:table-row>
        <table:table-row table:style-name="ro2">
          <table:table-cell office:value-type="string">
            <text:p>Magmhôrin SiegeTower</text:p>
          </table:table-cell>
          <table:table-cell office:value-type="currency" office:currency="EUR" office:value="120">
            <text:p>12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Magmhôrin SiegeTower 1</text:p>
          </table:table-cell>
          <table:table-cell table:number-columns-repeated="5"/>
        </table:table-row>
        <table:table-row table:style-name="ro2">
          <table:table-cell office:value-type="string">
            <text:p>Mongobbo Slingshot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60 mm</text:p>
          </table:table-cell>
          <table:table-cell office:value-type="string">
            <text:p>120x92 mm</text:p>
          </table:table-cell>
          <table:table-cell office:value-type="string">
            <text:p>Mongobbo Slingshot 1</text:p>
          </table:table-cell>
          <table:table-cell table:number-columns-repeated="5"/>
        </table:table-row>
        <table:table-row table:style-name="ro2">
          <table:table-cell office:value-type="string">
            <text:p>The Anzu Cannon</text:p>
          </table:table-cell>
          <table:table-cell office:value-type="currency" office:currency="EUR" office:value="75">
            <text:p>75,00 €</text:p>
          </table:table-cell>
          <table:table-cell office:value-type="string">
            <text:p>180x130 mm</text:p>
          </table:table-cell>
          <table:table-cell office:value-type="string">
            <text:p>170x105 mm</text:p>
          </table:table-cell>
          <table:table-cell office:value-type="string">
            <text:p>The Anzu Cannon 1</text:p>
          </table:table-cell>
          <table:table-cell office:value-type="string">
            <text:p>The Anzu Cannon 2</text:p>
          </table:table-cell>
          <table:table-cell table:number-columns-repeated="4"/>
        </table:table-row>
        <table:table-row table:style-name="ro1">
          <table:table-cell office:value-type="string">
            <text:p>Whuldral Fireaxe, Berserker Hero</text:p>
          </table:table-cell>
          <table:table-cell office:value-type="currency" office:currency="EUR" office:value="3.5">
            <text:p>3,5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Whuldral Fireaxe, Berserker Hero 1</text:p>
          </table:table-cell>
          <table:table-cell office:value-type="string">
            <text:p>Whuldral Fireaxe, Berserker Hero 2</text:p>
          </table:table-cell>
          <table:table-cell office:value-type="string">
            <text:p>Whuldral Fireaxe, Berserker Hero 3</text:p>
          </table:table-cell>
          <table:table-cell table:number-columns-repeated="3"/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5">15/07/2025</text:date>, <text:time>11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5T11:43:28.88</dc:date>
    <dc:creator>Ycham BOUNOUAR</dc:creator>
    <meta:editing-duration>PT18M3S</meta:editing-duration>
    <meta:editing-cycles>4</meta:editing-cycles>
    <meta:document-statistic meta:table-count="1" meta:cell-count="243" meta:object-count="0"/>
  </office:meta>
</office:document-meta>
</file>